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order a tree from sintactis pai</text:p>
                <text:p text:style-name="P3">$ python3 code-chink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4-12T10:51:23.699103331</dc:date>
    <meta:editing-duration>PT7H23M48S</meta:editing-duration>
    <meta:editing-cycles>10</meta:editing-cycles>
    <meta:generator>LibreOffice/5.1.2.2$Linux_X86_64 LibreOffice_project/10m0$Build-2</meta:generator>
    <meta:document-statistic meta:object-count="79"/>
  </office:meta>
</office:document-meta>
</file>